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oryrosin/actor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2T17:25:28.162833074</meta:creation-date>
    <dc:date>2021-01-02T17:26:02.804978550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34" meta:non-whitespace-character-count="34"/>
    <meta:generator>LibreOffice/7.0.3.1$Linux_X86_64 LibreOffice_project/00$Build-1</meta:generator>
  </office:meta>
</office:document-meta>
</file>